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ct1" text:anchor-type="paragraph" svg:width="29.7cm" svg:height="18.909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Bitstream Vera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Bitstream Vera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n Eardley</meta:initial-creator>
    <meta:creation-date>2013-03-08T12:08:35</meta:creation-date>
    <meta:document-statistic meta:table-count="0" meta:image-count="0" meta:object-count="1" meta:page-count="1" meta:paragraph-count="0" meta:word-count="0" meta:character-count="0" meta:non-whitespace-character-count="0"/>
    <dc:date>2013-03-08T12:11:25</dc:date>
    <dc:creator>Steven Eardley</dc:creator>
    <meta:editing-duration>PT2M50S</meta:editing-duration>
    <meta:editing-cycles>1</meta:editing-cycles>
    <meta:generator>LibreOffice/3.4$Unix LibreOffice_project/340m1$Build-5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fill-color="#004586"/>
      <style:text-properties fo:font-size="10pt" style:font-size-asian="10pt" style:font-size-complex="10pt"/>
    </style:style>
    <style:style style:name="ch10" style:family="chart">
      <style:chart-properties chart:solid-type="cuboid" chart:data-label-number="value" chart:data-label-text="false" chart:data-label-symbol="false"/>
      <style:graphic-properties draw:fill-color="#ffd320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>
      <style:chart-properties chart:solid-type="cuboid"/>
      <style:graphic-properties svg:stroke-color="#579d1c" draw:fill-color="#579d1c"/>
    </style:style>
    <style:style style:name="ch14" style:family="chart">
      <style:chart-properties chart:solid-type="cuboid"/>
      <style:graphic-properties svg:stroke-color="#ffd320" draw:fill-color="#ffd320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9.7cm" svg:height="18.908cm" xlink:href="." xlink:type="simple" chart:class="chart:bar" chart:style-name="ch1">
        <chart:title svg:x="11.605cm" svg:y="0.514cm" chart:style-name="ch2">
          <text:p>BLEU Scores and Time: Overall</text:p>
        </chart:title>
        <chart:legend chart:legend-position="end" svg:x="25.842cm" svg:y="8.906cm" style:legend-expansion="high" chart:style-name="ch3"/>
        <chart:plot-area chart:style-name="ch4" chart:data-source-has-labels="both" svg:x="1.044cm" svg:y="2.427cm" svg:width="23.61cm" svg:height="15.122cm">
          <chartooo:coordinate-region svg:x="1.665cm" svg:y="2.626cm" svg:width="22.989cm" svg:height="12.001cm"/>
          <chart:axis chart:dimension="x" chart:name="primary-x" chart:style-name="ch5" chartooo:axis-type="auto">
            <chartooo:date-scale/>
            <chart:title svg:x="11.588cm" svg:y="17.927cm" chart:style-name="ch6">
              <text:p>Parameter-value</text:p>
            </chart:title>
            <chart:categories table:cell-range-address="local-table.$A$2:.$A$3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35" chart:label-cell-address="local-table.$B$1" chart:class="chart:bar">
            <chart:data-point chart:repeated="31"/>
            <chart:data-point chart:style-name="ch10"/>
            <chart:data-point chart:repeated="2"/>
          </chart:series>
          <chart:series chart:style-name="ch11" chart:values-cell-range-address="local-table.$C$2:.$C$35" chart:label-cell-address="local-table.$C$1" chart:class="chart:line">
            <chart:data-point chart:style-name="ch12" chart:repeated="2"/>
            <chart:data-point chart:style-name="ch13"/>
            <chart:data-point chart:style-name="ch14"/>
            <chart:data-point chart:repeated="3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EU</text:p>
              </table:table-cell>
              <table:table-cell office:value-type="string">
                <text:p>Time (100s of s)</text:p>
              </table:table-cell>
            </table:table-row>
          </table:table-header-rows>
          <table:table-rows>
            <table:table-row>
              <table:table-cell office:value-type="string">
                <text:p>dl -0</text:p>
              </table:table-cell>
              <table:table-cell office:value-type="float" office:value="27.15">
                <text:p>27.15</text:p>
              </table:table-cell>
              <table:table-cell office:value-type="float" office:value="4.507">
                <text:p>4.507</text:p>
              </table:table-cell>
            </table:table-row>
            <table:table-row>
              <table:table-cell office:value-type="string">
                <text:p>dl-1</text:p>
              </table:table-cell>
              <table:table-cell office:value-type="float" office:value="27.15">
                <text:p>27.15</text:p>
              </table:table-cell>
              <table:table-cell office:value-type="float" office:value="4.566">
                <text:p>4.566</text:p>
              </table:table-cell>
            </table:table-row>
            <table:table-row>
              <table:table-cell office:value-type="string">
                <text:p>dl-2</text:p>
              </table:table-cell>
              <table:table-cell office:value-type="float" office:value="27.23">
                <text:p>27.23</text:p>
              </table:table-cell>
              <table:table-cell office:value-type="float" office:value="4.129">
                <text:p>4.129</text:p>
              </table:table-cell>
            </table:table-row>
            <table:table-row>
              <table:table-cell office:value-type="string">
                <text:p>dl-3</text:p>
              </table:table-cell>
              <table:table-cell office:value-type="float" office:value="27.4">
                <text:p>27.4</text:p>
              </table:table-cell>
              <table:table-cell office:value-type="float" office:value="3.994">
                <text:p>3.994</text:p>
              </table:table-cell>
            </table:table-row>
            <table:table-row>
              <table:table-cell office:value-type="string">
                <text:p>dl-4</text:p>
              </table:table-cell>
              <table:table-cell office:value-type="float" office:value="27.84">
                <text:p>27.84</text:p>
              </table:table-cell>
              <table:table-cell office:value-type="float" office:value="6.458">
                <text:p>6.458</text:p>
              </table:table-cell>
            </table:table-row>
            <table:table-row>
              <table:table-cell office:value-type="string">
                <text:p>dl-5</text:p>
              </table:table-cell>
              <table:table-cell office:value-type="float" office:value="28.27">
                <text:p>28.27</text:p>
              </table:table-cell>
              <table:table-cell office:value-type="float" office:value="7.294">
                <text:p>7.294</text:p>
              </table:table-cell>
            </table:table-row>
            <table:table-row>
              <table:table-cell office:value-type="string">
                <text:p>dl-6</text:p>
              </table:table-cell>
              <table:table-cell office:value-type="float" office:value="28.46">
                <text:p>28.46</text:p>
              </table:table-cell>
              <table:table-cell office:value-type="float" office:value="6.022">
                <text:p>6.022</text:p>
              </table:table-cell>
            </table:table-row>
            <table:table-row>
              <table:table-cell office:value-type="string">
                <text:p>dl-7</text:p>
              </table:table-cell>
              <table:table-cell office:value-type="float" office:value="28.79">
                <text:p>28.79</text:p>
              </table:table-cell>
              <table:table-cell office:value-type="float" office:value="8.977">
                <text:p>8.977</text:p>
              </table:table-cell>
            </table:table-row>
            <table:table-row>
              <table:table-cell office:value-type="string">
                <text:p>dl-8</text:p>
              </table:table-cell>
              <table:table-cell office:value-type="float" office:value="29">
                <text:p>29</text:p>
              </table:table-cell>
              <table:table-cell office:value-type="float" office:value="9.609">
                <text:p>9.609</text:p>
              </table:table-cell>
            </table:table-row>
            <table:table-row>
              <table:table-cell office:value-type="string">
                <text:p>dl-9</text:p>
              </table:table-cell>
              <table:table-cell office:value-type="float" office:value="28.99">
                <text:p>28.99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string">
                <text:p>dl-10</text:p>
              </table:table-cell>
              <table:table-cell office:value-type="float" office:value="29.27">
                <text:p>29.27</text:p>
              </table:table-cell>
              <table:table-cell office:value-type="float" office:value="11.208">
                <text:p>11.208</text:p>
              </table:table-cell>
            </table:table-row>
            <table:table-row>
              <table:table-cell office:value-type="string">
                <text:p>s-1</text:p>
              </table:table-cell>
              <table:table-cell office:value-type="float" office:value="26.19">
                <text:p>26.19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s-10</text:p>
              </table:table-cell>
              <table:table-cell office:value-type="float" office:value="28.01">
                <text:p>28.01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string">
                <text:p>s-100</text:p>
              </table:table-cell>
              <table:table-cell office:value-type="float" office:value="28.4">
                <text:p>28.4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string">
                <text:p>s-1000</text:p>
              </table:table-cell>
              <table:table-cell office:value-type="float" office:value="28.47">
                <text:p>28.47</text:p>
              </table:table-cell>
              <table:table-cell office:value-type="float" office:value="29.28">
                <text:p>29.28</text:p>
              </table:table-cell>
            </table:table-row>
            <table:table-row>
              <table:table-cell office:value-type="string">
                <text:p>tt-1</text:p>
              </table:table-cell>
              <table:table-cell office:value-type="float" office:value="26.94">
                <text:p>26.94</text:p>
              </table:table-cell>
              <table:table-cell office:value-type="float" office:value="0.725">
                <text:p>0.725</text:p>
              </table:table-cell>
            </table:table-row>
            <table:table-row>
              <table:table-cell office:value-type="string">
                <text:p>tt-5</text:p>
              </table:table-cell>
              <table:table-cell office:value-type="float" office:value="28.33">
                <text:p>28.33</text:p>
              </table:table-cell>
              <table:table-cell office:value-type="float" office:value="3.541">
                <text:p>3.541</text:p>
              </table:table-cell>
            </table:table-row>
            <table:table-row>
              <table:table-cell office:value-type="string">
                <text:p>tt-10</text:p>
              </table:table-cell>
              <table:table-cell office:value-type="float" office:value="28.6">
                <text:p>28.6</text:p>
              </table:table-cell>
              <table:table-cell office:value-type="float" office:value="3.772">
                <text:p>3.772</text:p>
              </table:table-cell>
            </table:table-row>
            <table:table-row>
              <table:table-cell office:value-type="string">
                <text:p>tt-15</text:p>
              </table:table-cell>
              <table:table-cell office:value-type="float" office:value="28.46">
                <text:p>28.46</text:p>
              </table:table-cell>
              <table:table-cell office:value-type="float" office:value="4.859">
                <text:p>4.859</text:p>
              </table:table-cell>
            </table:table-row>
            <table:table-row>
              <table:table-cell office:value-type="string">
                <text:p>tt-20</text:p>
              </table:table-cell>
              <table:table-cell office:value-type="float" office:value="28.46">
                <text:p>28.46</text:p>
              </table:table-cell>
              <table:table-cell office:value-type="float" office:value="8.679">
                <text:p>8.679</text:p>
              </table:table-cell>
            </table:table-row>
            <table:table-row>
              <table:table-cell office:value-type="string">
                <text:p>tt-25</text:p>
              </table:table-cell>
              <table:table-cell office:value-type="float" office:value="28.5">
                <text:p>28.5</text:p>
              </table:table-cell>
              <table:table-cell office:value-type="float" office:value="9.723">
                <text:p>9.723</text:p>
              </table:table-cell>
            </table:table-row>
            <table:table-row>
              <table:table-cell office:value-type="string">
                <text:p>tt-30</text:p>
              </table:table-cell>
              <table:table-cell office:value-type="float" office:value="28.54">
                <text:p>28.54</text:p>
              </table:table-cell>
              <table:table-cell office:value-type="float" office:value="8.417">
                <text:p>8.417</text:p>
              </table:table-cell>
            </table:table-row>
            <table:table-row>
              <table:table-cell office:value-type="string">
                <text:p>tt-35</text:p>
              </table:table-cell>
              <table:table-cell office:value-type="float" office:value="28.56">
                <text:p>28.56</text:p>
              </table:table-cell>
              <table:table-cell office:value-type="float" office:value="12.583">
                <text:p>12.583</text:p>
              </table:table-cell>
            </table:table-row>
            <table:table-row>
              <table:table-cell office:value-type="string">
                <text:p>tt-40</text:p>
              </table:table-cell>
              <table:table-cell office:value-type="float" office:value="28.57">
                <text:p>28.57</text:p>
              </table:table-cell>
              <table:table-cell office:value-type="float" office:value="11.559">
                <text:p>11.559</text:p>
              </table:table-cell>
            </table:table-row>
            <table:table-row>
              <table:table-cell office:value-type="string">
                <text:p>dl-8 s-100 tt-10</text:p>
              </table:table-cell>
              <table:table-cell office:value-type="float" office:value="28.89">
                <text:p>28.89</text:p>
              </table:table-cell>
              <table:table-cell office:value-type="float" office:value="2.29">
                <text:p>2.29</text:p>
              </table:table-cell>
            </table:table-row>
            <table:table-row>
              <table:table-cell office:value-type="string">
                <text:p>dl-9 s-100 tt-10</text:p>
              </table:table-cell>
              <table:table-cell office:value-type="float" office:value="28.95">
                <text:p>28.95</text:p>
              </table:table-cell>
              <table:table-cell office:value-type="float" office:value="2.446">
                <text:p>2.446</text:p>
              </table:table-cell>
            </table:table-row>
            <table:table-row>
              <table:table-cell office:value-type="string">
                <text:p>dl-10 s-100 tt-10</text:p>
              </table:table-cell>
              <table:table-cell office:value-type="float" office:value="29.12">
                <text:p>29.12</text:p>
              </table:table-cell>
              <table:table-cell office:value-type="float" office:value="2.632">
                <text:p>2.632</text:p>
              </table:table-cell>
            </table:table-row>
            <table:table-row>
              <table:table-cell office:value-type="string">
                <text:p>dl-11 s-100 tt-10</text:p>
              </table:table-cell>
              <table:table-cell office:value-type="float" office:value="28.89">
                <text:p>28.89</text:p>
              </table:table-cell>
              <table:table-cell office:value-type="float" office:value="2.791">
                <text:p>2.791</text:p>
              </table:table-cell>
            </table:table-row>
            <table:table-row>
              <table:table-cell office:value-type="string">
                <text:p>dl-12 s-100 tt-10</text:p>
              </table:table-cell>
              <table:table-cell office:value-type="float" office:value="28.86">
                <text:p>28.86</text:p>
              </table:table-cell>
              <table:table-cell office:value-type="float" office:value="2.889">
                <text:p>2.889</text:p>
              </table:table-cell>
            </table:table-row>
            <table:table-row>
              <table:table-cell office:value-type="string">
                <text:p>dl-13 s-100 tt10</text:p>
              </table:table-cell>
              <table:table-cell office:value-type="float" office:value="28.82">
                <text:p>28.82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dl-8 s-1000 tt-10</text:p>
              </table:table-cell>
              <table:table-cell office:value-type="float" office:value="29.06">
                <text:p>29.06</text:p>
              </table:table-cell>
              <table:table-cell office:value-type="float" office:value="27.06">
                <text:p>27.06</text:p>
              </table:table-cell>
            </table:table-row>
            <table:table-row>
              <table:table-cell office:value-type="string">
                <text:p>dl-10 s-1000 tt-10</text:p>
              </table:table-cell>
              <table:table-cell office:value-type="float" office:value="29.44">
                <text:p>29.44</text:p>
              </table:table-cell>
              <table:table-cell office:value-type="float" office:value="30.859">
                <text:p>30.859</text:p>
              </table:table-cell>
            </table:table-row>
            <table:table-row>
              <table:table-cell office:value-type="string">
                <text:p>dl-11 s-1000 tt-10</text:p>
              </table:table-cell>
              <table:table-cell office:value-type="float" office:value="29.35">
                <text:p>29.35</text:p>
              </table:table-cell>
              <table:table-cell office:value-type="float" office:value="32.799">
                <text:p>32.799</text:p>
              </table:table-cell>
            </table:table-row>
            <table:table-row>
              <table:table-cell office:value-type="string">
                <text:p>dl-12 s-1000 tt-10</text:p>
              </table:table-cell>
              <table:table-cell office:value-type="float" office:value="29.25">
                <text:p>29.25</text:p>
              </table:table-cell>
              <table:table-cell office:value-type="float" office:value="34.607">
                <text:p>34.6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